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3055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098in"/>
    </style:style>
    <style:style style:name="ro1" style:family="table-row">
      <style:table-row-properties style:row-height="0.29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99666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660066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Track 1 - Summer" table:style-name="ta1">
        <table:table-column table:style-name="co1" table:number-columns-repeated="40" table:default-cell-style-name="Default"/>
        <table:table-column table:style-name="co2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1" office:value-type="string" calcext:value-type="string">
            <text:p>x"06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3" office:value-type="string" calcext:value-type="string">
            <text:p>x"03",</text:p>
          </table:table-cell>
          <table:table-cell table:number-columns-repeated="1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number-columns-repeated="2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number-columns-repeated="1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1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0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1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7" table:style-name="ce1" office:value-type="string" calcext:value-type="string">
            <text:p>x"06",</text:p>
          </table:table-cell>
          <table:table-cell table:style-name="ce6" office:value-type="string" calcext:value-type="string">
            <text:p>x"0C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43"/>
        </table:table-row>
        <table:table-row table:style-name="ro2" table:number-rows-repeated="1048544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Track 2 - Autumn" table:style-name="ta1">
        <table:table-column table:style-name="co1" table:number-columns-repeated="40" table:default-cell-style-name="Default"/>
        <table:table-column table:style-name="co2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number-columns-repeated="3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5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3" office:value-type="string" calcext:value-type="string">
            <text:p>x"03",</text:p>
          </table:table-cell>
          <table:table-cell table:number-columns-repeated="8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8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8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29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1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style-name="ce10" office:value-type="string" calcext:value-type="string">
            <text:p>x"08",</text:p>
          </table:table-cell>
          <table:table-cell table:number-columns-repeated="1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19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5" office:value-type="string" calcext:value-type="string">
            <text:p>x"04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1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style-name="ce5" office:value-type="string" calcext:value-type="string">
            <text:p>x"04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4"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style-name="ce6" office:value-type="string" calcext:value-type="string">
            <text:p>x"0C",</text:p>
          </table:table-cell>
          <table:table-cell/>
          <table:table-cell table:style-name="ce15" table:number-columns-repeated="2"/>
        </table:table-row>
        <table:table-row table:style-name="ro2" table:number-rows-repeated="1048545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Track 3 - Winter" table:style-name="ta1">
        <table:table-column table:style-name="co1" table:number-columns-repeated="40" table:default-cell-style-name="Default"/>
        <table:table-column table:style-name="co5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4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12" office:value-type="string" calcext:value-type="string">
            <text:p>x"0A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3" office:value-type="string" calcext:value-type="string">
            <text:p>x"03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9" office:value-type="string" calcext:value-type="string">
            <text:p>x"05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number-columns-repeated="1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9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1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1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number-columns-repeated="22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20" table:style-name="ce8" office:value-type="string" calcext:value-type="string">
            <text:p>x"02",</text:p>
          </table:table-cell>
          <table:table-cell table:number-columns-repeated="2" table:style-name="ce13" office:value-type="string" calcext:value-type="string">
            <text:p>x"0B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1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5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number-columns-repeated="2" table:style-name="ce12" office:value-type="string" calcext:value-type="string">
            <text:p>x"0A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21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5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9" office:value-type="string" calcext:value-type="string">
            <text:p>x"05",</text:p>
          </table:table-cell>
          <table:table-cell table:number-columns-repeated="2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9" office:value-type="string" calcext:value-type="string">
            <text:p>x"05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style-name="ce12" office:value-type="string" calcext:value-type="string">
            <text:p>x"0A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3" office:value-type="string" calcext:value-type="string">
            <text:p>x"0B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9" office:value-type="string" calcext:value-type="string">
            <text:p>x"05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9" office:value-type="string" calcext:value-type="string">
            <text:p>x"05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number-columns-repeated="3"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12" office:value-type="string" calcext:value-type="string">
            <text:p>x"0A",</text:p>
          </table:table-cell>
          <table:table-cell table:style-name="ce6" office:value-type="string" calcext:value-type="string">
            <text:p>x"0C",</text:p>
          </table:table-cell>
          <table:table-cell/>
          <table:table-cell table:style-name="ce15" table:number-columns-repeated="2"/>
        </table:table-row>
        <table:table-row table:style-name="ro2" table:number-rows-repeated="1048545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Track 3 - Laborinth" table:style-name="ta1">
        <table:table-column table:style-name="co1" table:number-columns-repeated="40" table:default-cell-style-name="Default"/>
        <table:table-column table:style-name="co5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3" office:value-type="string" calcext:value-type="string">
            <text:p>x"03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5" office:value-type="string" calcext:value-type="string">
            <text:p>x"04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5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number-columns-repeated="3"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1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6" office:value-type="string" calcext:value-type="string">
            <text:p>x"0C",</text:p>
          </table:table-cell>
          <table:table-cell table:number-columns-repeated="3"/>
        </table:table-row>
        <table:table-row table:style-name="ro2" table:number-rows-repeated="1048545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Lindgren</meta:initial-creator>
    <meta:creation-date>2017-05-17T12:49:57.311085740</meta:creation-date>
    <dc:date>2017-05-17T15:24:46.301525800</dc:date>
    <dc:creator>Jennifer Lindgren</dc:creator>
    <meta:editing-duration>PT1H37M45S</meta:editing-duration>
    <meta:editing-cycles>9</meta:editing-cycles>
    <meta:generator>LibreOffice/4.3.7.2$Linux_X86_64 LibreOffice_project/430$Build-2</meta:generator>
    <meta:document-statistic meta:table-count="4" meta:cell-count="4912" meta:object-count="0"/>
  </office:meta>
</office:document-meta>
</file>